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Text_20_body">
      <style:paragraph-properties fo:text-align="center" style:justify-single-word="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Heading_20_3">
      <style:text-properties fo:font-size="12pt" fo:font-style="normal" fo:font-weight="bold" style:font-size-asian="12pt" style:font-style-asian="normal" style:font-weight-asian="bold" style:font-size-complex="12pt"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xperimental Methods</text:h>
      <text:h text:style-name="Heading_20_2" text:outline-level="2">Neural Recording and Stimulation</text:h>
      <text:p text:style-name="Text_20_body">Our goal is to target populations of neurons in sensory, sensorimotor, and motor cortex, from multiple depths. We will obtain this data using multiple chronically-implanted multi-electrode arrays. Ideally each shank of the array will have multiple recording sites in order to sample the same topographical region at multiple depths. One aspect of the experiments requires replay of previously recorded population activity, which implies the MEA must have the ability to inject current into it's recording area to stimulate nearby neurons. Using the MEA, we will obtain spiking and LFP data from multiple areas and depths.</text:p>
      <text:h text:style-name="Heading_20_2" text:outline-level="2">Recording of Sensory Environment</text:h>
      <text:p text:style-name="Text_20_body">Decoding, modeling, and receptive field mapping all require the sensory stimulus relative to a particular region to be recorded. Depending on the sensory modality, different techniques and hardware will be required:</text:p>
      <text:list xml:id="list256086386" text:style-name="L1">
        <text:list-item>
          <text:p text:style-name="P3"><text:span text:style-name="T1">Auditory</text:span>: mount microphones to head or in area near to animal to capture sound pressure waveforms</text:p>
        </text:list-item>
        <text:list-item>
          <text:p text:style-name="P3"><text:span text:style-name="T1">Visual</text:span>: head-mounted video camera to capture image input</text:p>
        </text:list-item>
        <text:list-item>
          <text:p text:style-name="P3"><text:span text:style-name="T2">Whiskers</text:span>: colored markings on length of whiskers to be captured by high-speed camera mounted above experiment area during animal behavior. Requires inference to be done on the captured video to determine whisker trajectories in relation to objects being interacted with.</text:p>
        </text:list-item>
      </text:list>
      <text:p text:style-name="Text_20_body">In each case, the sensory stimuli will be tagged by time, and the time will be carefully synchronized with neural recordings to pair them up.</text:p>
      <text:h text:style-name="Heading_20_2" text:outline-level="2">Paradigm</text:h>
      <text:p text:style-name="Text_20_body">The actual tasks performed depend on the sensory modality being explored and the animal. One general method will be to record sensory and sensorimotor spiking during a task, and then deprive the animal of that sensory input while replaying the population spiking in those regions by electrical stimulation, to see if the animal can still preform the task with the replayed population activity.</text:p>
      <text:h text:style-name="Heading_20_2" text:outline-level="2">Open Questions</text:h>
      <text:list xml:id="list1820390188" text:style-name="L2">
        <text:list-item>
          <text:p text:style-name="P4">Can silicon depth-probing MEAs be used for chronic recordings without producing scar tissue?</text:p>
        </text:list-item>
        <text:list-item>
          <text:p text:style-name="P4">Spike-sorting algorithms are unavoidable – which ones are the best? Will a new one have to be invented?</text:p>
        </text:list-item>
      </text:list>
      <text:p text:style-name="Text_20_body"/>
      <text:h text:style-name="Heading_20_1" text:outline-level="1">Experimental Analysis</text:h>
      <text:h text:style-name="Heading_20_2" text:outline-level="2">Biophysical Network Model</text:h>
      <text:p text:style-name="Text_20_body">The model will be comprised of a network of integrate-and-fire-like units, with modifications. Each <text:soft-page-break/>unit will be represented as a dynamical system with a voltage state variable and several learning variables. In the worst case, each synapse of a unit will be associated with one learning variable. The voltage update equation for a single unit will be:</text:p>
      <text:p text:style-name="P2"><draw:frame draw:style-name="fr1" draw:name="Object1" text:anchor-type="as-char" svg:width="1.9827in" svg:height="0.3929in" draw:z-index="0"><draw:object xlink:href="./Object 1" xlink:type="simple" xlink:show="embed" xlink:actuate="onLoad"/><draw:image xlink:href="./ObjectReplacements/Object 1" xlink:type="simple" xlink:show="embed" xlink:actuate="onLoad"/></draw:frame></text:p>
      <text:p text:style-name="Text_20_body">Neurons such as pyramidal cells have two sets of dendrites, basal and apical. In order to model this, the total synaptic current is a nonlinear function of a set of currents. In the pyramidal cell example, <draw:frame draw:style-name="fr1" draw:name="Object2" text:anchor-type="as-char" svg:width="1.4043in" svg:height="0.2126in" draw:z-index="1"><draw:object xlink:href="./Object 2" xlink:type="simple" xlink:show="embed" xlink:actuate="onLoad"/><draw:image xlink:href="./ObjectReplacements/Object 2" xlink:type="simple" xlink:show="embed" xlink:actuate="onLoad"/></draw:frame>, where each individual current is a weighted sum of synaptic currents.</text:p>
      <text:p text:style-name="Text_20_body"><text:tab/>The weight between two neurons i and j will change according to spike-timing dependent and homeostatic plasticity rules. The actual change in weights at a time t will be given as a function of the cell's learning variables at that time. The learning variables themselves will be a function of their associated synaptic currents and current spiking activity of the cell.</text:p>
      <text:p text:style-name="Text_20_body"><text:tab/>Each neuron will be assigned a 3D spatial location and layer, as well as a type, such as fast-spiking or chandelier or basket cell. These properties will dictate primary connectivity.</text:p>
      <text:h text:style-name="P6" text:outline-level="3">Behavioral Context, Winner-take-all Networks, Feedback, and Oscillations</text:h>
      <text:p text:style-name="P1">We hypothesize that sensory cortex activity is dependent on “behavioral context”, defined here as the set of values and actions that are relevant at a given time, environment, and internal state to an animal. It's important to investigate whether receptive fields change depending on behavioral context.</text:p>
      <text:p text:style-name="P1"><text:tab/>Each layer of the cortex receives feedback from the layer it has feedforward connections to. A potential role for this inhibitory feedback is to suppress sensory representations that are not associated with the current behavioral context.</text:p>
      <text:p text:style-name="P1"><text:tab/>Suppose the layered connections form a hierarchy of patterns, and “upper” layers encode potential “next actions” for a given behavioral context. Each layer contains a set of competing patterns, represented by something like a WTA network, and excited neurons in a layer produce inhibitory feedback to pre-synaptic neurons which do not cause the neuron to fire. The effect would be to further strengthen patterns in the upper layer by inhibiting patterns in lower layers that are not likely to cause the upper layer's pattern, thus selecting the entire hierarchy of activity which is associated with a given action.</text:p>
      <text:p text:style-name="P1"><text:tab/>In order to implement this, spike-timing dependent plasticity could be used. Neurons in lower layers that produce firing in upper layers will have their feedforward connections strengthen with LTP. Neurons in upper layers will have their inhibitory feedback connections strengthen with LTP as well, etching a pattern in the network for that particular hierarchy of connection strengths.</text:p>
      <text:p text:style-name="P1"><text:tab/>There is also a hypothesis that oscillations of two different regions can act as a winner-take-all mechanism. Consider two regions A and B that project to a region C, and let each region oscillate at a gamma-range frequency. The region that oscillates at the same frequency and phase as C will have an advantage over another region that sends it's input at the negative phase of C's oscillation. In this way, phase-coupling, which is measurable via LFPs, can help to “bind” regions together, at times in a WTA fashion.</text:p>
      <text:p text:style-name="Standard"/>
      <text:h text:style-name="Heading_20_2" text:outline-level="2">Decoding and Plasticity</text:h>
      <text:p text:style-name="Text_20_body">A brain-machine interface requires efficient decoding of recorded motor and/or sensorimotor signals in order to determine the action or decision the animal is trying to perform. We will seek to develop these efficient decoders to accomplish the experimental tasks the animal is assigned. For example, in a whisking texture discrimination task, where an animal must go left for one texture, or right for another, <text:soft-page-break/>we could decode the texture decision, or the “left vs. right” decision, by decoding joint sensory, sensorimotor, and motor population activity recorded at that time. We can ask how population coding differs when an animal is first learning a task vs. when task performance saturates. An associated goal is to produce a model network with which the same decoder can be applied and achieves similar results as the recorded spike data, which will help explain what types of plasticity are relevant for task learning.</text:p>
      <text:p text:style-name="Text_20_body">In addition to BMI decoding, we could study sensory decoding when recording from primary and secondary sensory areas, by reconstructing the stimuli associated with recorded spiking activity. A good model should have similar reconstruction abilities.</text:p>
      <text:p text:style-name="Text_20_body">In both cases, held-out stimuli can be used to judge the model's generalization capabilities.</text:p>
      <text:h text:style-name="Heading_20_2" text:outline-level="2">Open Questions</text:h>
      <text:list xml:id="list1430419481" text:style-name="L3">
        <text:list-item>
          <text:p text:style-name="P5">Can a model that starts with connectivity dictated by spatial location be trained with STDP and homeostatic learning rules to produce similar population coding as exhibited by the data?</text:p>
        </text:list-item>
        <text:list-item>
          <text:p text:style-name="P5">Can strong priors on connectivity and cell types be imposed, such as the requirement that the network produce gamma-wave oscillations and cortical waves?</text:p>
        </text:list-item>
        <text:list-item>
          <text:p text:style-name="P5">What is the role of behavioral context in spiking for primary sensory areas? Specifically, what aspects of spiking and LFP in the motor cortex and sensorimotor cortex influence spiking in primary sensory cortex? For example, what is the difference the encoded features of S1 whisker barrel cortex in rat when the task is texture discrimination vs. a task that is aperture discrimination?</text:p>
          <text:p text:style-name="P5"/>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ke </meta:initial-creator>
    <meta:creation-date>2011-07-27T15:41:25</meta:creation-date>
    <dc:date>2011-08-25T17:19:07</dc:date>
    <meta:editing-duration>PT05H21M33S</meta:editing-duration>
    <meta:editing-cycles>223</meta:editing-cycles>
    <meta:generator>OpenOffice.org/3.0$Unix OpenOffice.org_project/300m9$Build-9358</meta:generator>
    <meta:document-statistic meta:table-count="0" meta:image-count="0" meta:object-count="2" meta:page-count="3" meta:paragraph-count="35" meta:word-count="1185" meta:character-count="7505"/>
  </office:meta>
</office:document-meta>
</file>

<file path=Object 1/content.xml><?xml version="1.0" encoding="utf-8"?>
<!DOCTYPE math  PUBLIC '-//OpenOffice.org//DTD Modified W3C MathML 1.01//EN'  'math.dtd'>
<math:math xmlns:math="http://www.w3.org/1998/Math/MathML">
  <math:semantics>
    <math:mrow>
      <math:msub>
        <math:mi>C</math:mi>
        <math:mi>m</math:mi>
      </math:msub>
      <math:mrow>
        <math:mfrac>
          <math:mi math:fontstyle="italic">dV</math:mi>
          <math:mi math:fontstyle="italic">dt</math:mi>
        </math:mfrac>
        <math:mo math:stretchy="false">=</math:mo>
        <math:msub>
          <math:mi>g</math:mi>
          <math:mi math:fontstyle="italic">leak</math:mi>
        </math:msub>
      </math:mrow>
      <math:mrow>
        <math:mrow>
          <math:mo math:stretchy="false">(</math:mo>
          <math:mrow>
            <math:mi>V</math:mi>
            <math:mo math:stretchy="false">−</math:mo>
            <math:msub>
              <math:mi>V</math:mi>
              <math:mi math:fontstyle="italic">rest</math:mi>
            </math:msub>
          </math:mrow>
          <math:mo math:stretchy="false">)</math:mo>
        </math:mrow>
        <math:mo math:stretchy="false">+</math:mo>
        <math:msub>
          <math:mi>I</math:mi>
          <math:mi math:fontstyle="italic">syn</math:mi>
        </math:msub>
      </math:mrow>
    </math:mrow>
    <math:annotation math:encoding="StarMath 5.0">C_m{dV over dt} = g_leak(V - V_rest) + I_syn</math:annotation>
  </math:semantics>
</math:math>
</file>

<file path=Object 2/content.xml><?xml version="1.0" encoding="utf-8"?>
<math xmlns="http://www.w3.org/1998/Math/MathML">
  <semantics>
    <mrow>
      <mrow>
        <msub>
          <mi>I</mi>
          <mi mathvariant="italic">syn</mi>
        </msub>
        <mo stretchy="false">=</mo>
        <mi>F</mi>
      </mrow>
      <mrow>
        <mo stretchy="false">(</mo>
        <mrow>
          <msub>
            <mi>I</mi>
            <mi mathvariant="italic">basal</mi>
          </msub>
          <mi>,</mi>
          <msub>
            <mi>I</mi>
            <mi mathvariant="italic">apical</mi>
          </msub>
        </mrow>
        <mo stretchy="false">)</mo>
      </mrow>
    </mrow>
    <annotation encoding="StarMath 5.0">I_syn = F(I_basal, I_apical)</annotation>
  </semantics>
</math>
</file>